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feb10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feb1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0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531cm"/>
      <style:paragraph-properties style:writing-mode="lr-tb"/>
    </style:style>
    <style:style style:name="gr24" style:family="graphic" style:parent-style-name="standard">
      <style:graphic-properties draw:fill-color="#f4d317" draw:textarea-vertical-align="middle" draw:auto-grow-height="false" fo:min-height="3.739cm" fo:min-width="3.4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8" style:family="graphic" style:parent-style-name="standard">
      <style:graphic-properties draw:fill-color="#f4d317" draw:textarea-vertical-align="middle" draw:auto-grow-height="false" fo:min-height="3.74cm" fo:min-width="3.451cm"/>
    </style:style>
    <style:style style:name="gr29" style:family="graphic" style:parent-style-name="standard">
      <style:graphic-properties draw:fill-color="#f4d317" draw:textarea-vertical-align="middle" draw:auto-grow-height="false" fo:min-height="3.514cm" fo:min-width="3.1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3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1.831cm" fo:min-width="1.581cm"/>
    </style:style>
    <style:style style:name="gr37" style:family="graphic" style:parent-style-name="objectwithoutfill">
      <style:graphic-properties svg:stroke-width="0cm" svg:stroke-color="#000000" draw:marker-start-width="0.2cm" draw:marker-end="Arrow" draw:marker-end-width="0.3cm" draw:fill="solid" draw:fill-color="#ffbf00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color="#c064e5" draw:fill="none" draw:textarea-vertical-align="middle"/>
    </style:style>
    <style:style style:name="gr39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40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feb10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c064e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4d317"/>
      <style:paragraph-properties fo:text-align="center"/>
    </style:style>
    <style:style style:name="P14" style:family="paragraph">
      <loext:graphic-properties draw:fill="solid" draw:fill-color="#ffbf00"/>
      <style:paragraph-properties fo:text-align="center"/>
      <style:text-properties fo:language="en" fo:country="GB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982cm" svg:y2="12.256cm" draw:start-shape="id4" draw:start-glue-point="1" draw:end-shape="id8" draw:end-glue-point="0" svg:d="M17881 9506h2101v2750" svg:viewBox="0 0 2102 2751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6cm" draw:start-shape="id9" draw:start-glue-point="2" draw:end-shape="id8" draw:end-glue-point="0" svg:d="M19993 8169v2043h-11v2044" svg:viewBox="0 0 12 4088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6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4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5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6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7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8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4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9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20" draw:text-style-name="P10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1" draw:layer="layout" svg:x1="5.514cm" svg:y1="10.626cm" svg:x2="5.514cm" svg:y2="13.639cm">
          <text:p/>
        </draw:line>
        <draw:frame draw:style-name="gr23" draw:text-style-name="P12" draw:layer="layout" svg:width="1.382cm" svg:height="1.781cm" svg:x="5.514cm" svg:y="9.983cm">
          <draw:text-box>
            <text:p><text:span text:style-name="T5">I</text:span><text:span text:style-name="T6">c</text:span></text:p>
          </draw:text-box>
        </draw:frame>
        <draw:custom-shape draw:style-name="gr24" draw:text-style-name="P13" draw:layer="layout" svg:width="3.947cm" svg:height="3.988cm" draw:transform="rotate (-1.01211643323151) translate (9.043cm 3.634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6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7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6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4" draw:text-style-name="P13" draw:layer="layout" svg:width="3.947cm" svg:height="3.988cm" draw:transform="skewX (-0.000174532925199296) rotate (-1.01211643323151) translate (16.614cm 3.722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95cm" svg:height="3.989cm" draw:transform="skewX (0.000174532925199367) rotate (-1.01211643323151) translate (9.109cm 11.326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3.618cm" svg:height="3.763cm" draw:transform="rotate (-1.01211643323151) translate (16.773cm 11.25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1.856cm" svg:height="1.779cm" svg:x="4.451cm" svg:y="2.227cm">
          <draw:text-box>
            <text:p>0</text:p>
          </draw:text-box>
        </draw:frame>
        <draw:frame draw:style-name="gr30" draw:text-style-name="P9" draw:layer="layout" svg:width="0.853cm" svg:height="0.962cm" svg:x="12.246cm" svg:y="2.167cm">
          <draw:text-box>
            <text:p>1</text:p>
          </draw:text-box>
        </draw:frame>
        <draw:frame draw:style-name="gr18" draw:text-style-name="P9" draw:layer="layout" svg:width="1.856cm" svg:height="1.779cm" svg:x="19.53cm" svg:y="2.167cm">
          <draw:text-box>
            <text:p>2</text:p>
          </draw:text-box>
        </draw:frame>
        <draw:frame draw:style-name="gr30" draw:text-style-name="P9" draw:layer="layout" svg:width="0.853cm" svg:height="0.962cm" svg:x="3.442cm" svg:y="13.182cm">
          <draw:text-box>
            <text:p>8</text:p>
          </draw:text-box>
        </draw:frame>
        <draw:frame draw:style-name="gr31" draw:text-style-name="P9" draw:layer="layout" svg:width="0.853cm" svg:height="1.054cm" svg:x="11.853cm" svg:y="8.554cm">
          <draw:text-box>
            <text:p>4</text:p>
          </draw:text-box>
        </draw:frame>
        <draw:frame draw:style-name="gr32" draw:text-style-name="P9" draw:layer="layout" svg:width="1.856cm" svg:height="1.78cm" svg:x="19.96cm" svg:y="9.032cm">
          <draw:text-box>
            <text:p>5</text:p>
          </draw:text-box>
        </draw:frame>
        <draw:frame draw:style-name="gr15" draw:text-style-name="P9" draw:layer="layout" svg:width="1.855cm" svg:height="1.778cm" svg:x="4.597cm" svg:y="18.251cm">
          <draw:text-box>
            <text:p>6</text:p>
          </draw:text-box>
        </draw:frame>
        <draw:frame draw:style-name="gr33" draw:text-style-name="P9" draw:layer="layout" svg:width="0.853cm" svg:height="0.962cm" svg:x="11.655cm" svg:y="17.595cm">
          <draw:text-box>
            <text:p>7</text:p>
          </draw:text-box>
        </draw:frame>
        <draw:custom-shape draw:style-name="gr20" draw:text-style-name="P10" draw:layer="layout" svg:width="0.396cm" svg:height="0.412cm" svg:x="4.685cm" svg:y="1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4" draw:text-style-name="P11" draw:layer="layout" svg:x1="3.917cm" svg:y1="4.485cm" svg:x2="3.892cm" svg:y2="2.214cm">
            <text:p/>
          </draw:line>
          <draw:line draw:style-name="gr34" draw:text-style-name="P11" draw:layer="layout" svg:x1="3.925cm" svg:y1="4.487cm" svg:x2="3.9cm" svg:y2="2.216cm">
            <text:p/>
          </draw:line>
          <draw:line draw:style-name="gr34" draw:text-style-name="P11" draw:layer="layout" svg:x1="3.625cm" svg:y1="2.837cm" svg:x2="3.631cm" svg:y2="3.965cm">
            <text:p/>
          </draw:line>
          <draw:line draw:style-name="gr34" draw:text-style-name="P11" draw:layer="layout" svg:x1="3.385cm" svg:y1="3.143cm" svg:x2="3.388cm" svg:y2="3.685cm">
            <text:p/>
          </draw:line>
          <draw:line draw:style-name="gr34" draw:text-style-name="P11" draw:layer="layout" svg:x1="3.929cm" svg:y1="3.379cm" svg:x2="4.554cm" svg:y2="3.383cm">
            <text:p/>
          </draw:line>
        </draw:g>
        <draw:line draw:style-name="gr35" draw:text-style-name="P11" draw:layer="layout" svg:x1="9.894cm" svg:y1="17.595cm" svg:x2="12.706cm" svg:y2="17.595cm">
          <text:p/>
        </draw:line>
        <draw:line draw:style-name="gr35" draw:text-style-name="P11" draw:layer="layout" svg:x1="12.706cm" svg:y1="17.595cm" svg:x2="12.706cm" svg:y2="14.881cm">
          <text:p/>
        </draw:line>
        <draw:line draw:style-name="gr35" draw:text-style-name="P11" draw:layer="layout" svg:x1="19.993cm" svg:y1="11.086cm" svg:x2="20.003cm" svg:y2="17.595cm">
          <text:p/>
        </draw:line>
        <draw:g xml:id="id8" draw:id="id8">
          <draw:custom-shape draw:style-name="gr36" draw:text-style-name="P14" draw:layer="layout" svg:width="2.941cm" svg:height="2.943cm" svg:x="18.512cm" svg:y="12.255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37" draw:text-style-name="P14" draw:layer="layout" svg:x1="19.982cm" svg:y1="14.713cm" svg:x2="19.982cm" svg:y2="12.693cm">
            <text:p/>
          </draw:line>
        </draw:g>
        <draw:line draw:style-name="gr35" draw:text-style-name="P11" draw:layer="layout" svg:x1="12.706cm" svg:y1="17.595cm" svg:x2="20.003cm" svg:y2="17.595cm">
          <text:p/>
        </draw:line>
        <draw:line draw:style-name="gr38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96cm" svg:height="0.412cm" svg:x="4.686cm" svg:y="1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out" svg:width="1.899cm" svg:height="1.778cm" svg:x="1.353cm" svg:y="13.797cm">
          <draw:text-box>
            <text:p>Vaux</text:p>
          </draw:text-box>
        </draw:frame>
        <draw:frame draw:style-name="gr30" draw:text-style-name="P9" draw:layer="layout" svg:width="0.853cm" svg:height="0.962cm" svg:x="3.825cm" svg:y="9.132cm">
          <draw:text-box>
            <text:p>3</text:p>
          </draw:text-box>
        </draw:frame>
        <draw:custom-shape draw:style-name="gr20" draw:text-style-name="P10" draw:layer="layout" svg:width="0.396cm" svg:height="0.412cm" svg:x="4.687cm" svg:y="1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96cm" svg:height="0.412cm" svg:x="12.531cm" svg:y="1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96cm" svg:height="0.412cm" svg:x="4.556cm" svg:y="13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7</meta:editing-cycles>
    <meta:creation-date>2014-07-21T10:31:21</meta:creation-date>
    <dc:date>2021-03-22T00:04:22.819973469</dc:date>
    <meta:editing-duration>P2DT5H23M49S</meta:editing-duration>
    <meta:generator>LibreOffice/6.4.6.2$Linux_X86_64 LibreOffice_project/40$Build-2</meta:generator>
    <meta:document-statistic meta:object-count="11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